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Italic"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2"/>
    </style:style>
    <style:style style:name="P16" style:family="paragraph" style:parent-style-name="Text_20_body">
      <style:text-properties style:font-name="Arial2" officeooo:rsid="003f1dc2" officeooo:paragraph-rsid="004056b0"/>
    </style:style>
    <style:style style:name="P17" style:family="paragraph" style:parent-style-name="Text_20_body">
      <style:text-properties style:font-name="Arial2" officeooo:rsid="004056b0"/>
    </style:style>
    <style:style style:name="P18" style:family="paragraph" style:parent-style-name="Text_20_body">
      <style:text-properties style:font-name="Arial2" officeooo:rsid="0085bed7" officeooo:paragraph-rsid="00896468"/>
    </style:style>
    <style:style style:name="P19" style:family="paragraph" style:parent-style-name="Text_20_body">
      <style:text-properties fo:background-color="transparent"/>
    </style:style>
    <style:style style:name="P20" style:family="paragraph" style:parent-style-name="Text_20_body">
      <style:text-properties officeooo:paragraph-rsid="0054510e"/>
    </style:style>
    <style:style style:name="P21" style:family="paragraph" style:parent-style-name="Text_20_body">
      <style:text-properties officeooo:paragraph-rsid="0056eae0"/>
    </style:style>
    <style:style style:name="P22" style:family="paragraph" style:parent-style-name="Text_20_body">
      <style:text-properties officeooo:paragraph-rsid="005dd3e2"/>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officeooo:rsid="0067df1b" officeooo:paragraph-rsid="0067df1b"/>
    </style:style>
    <style:style style:name="P25" style:family="paragraph" style:parent-style-name="Text_20_body">
      <style:text-properties officeooo:rsid="006bf715" officeooo:paragraph-rsid="006bf715"/>
    </style:style>
    <style:style style:name="P26" style:family="paragraph" style:parent-style-name="Text_20_body">
      <style:text-properties officeooo:paragraph-rsid="006bf715"/>
    </style:style>
    <style:style style:name="P27" style:family="paragraph" style:parent-style-name="Text_20_body">
      <style:text-properties officeooo:paragraph-rsid="006db220"/>
    </style:style>
    <style:style style:name="P28" style:family="paragraph" style:parent-style-name="Text_20_body">
      <style:text-properties officeooo:paragraph-rsid="006dbf90"/>
    </style:style>
    <style:style style:name="P29" style:family="paragraph" style:parent-style-name="Text_20_body">
      <style:text-properties officeooo:paragraph-rsid="007353eb"/>
    </style:style>
    <style:style style:name="P30" style:family="paragraph" style:parent-style-name="Text_20_body">
      <style:text-properties officeooo:rsid="0075bfc8" officeooo:paragraph-rsid="0075bfc8"/>
    </style:style>
    <style:style style:name="P31" style:family="paragraph" style:parent-style-name="Text_20_body">
      <style:text-properties officeooo:paragraph-rsid="0084e48a"/>
    </style:style>
    <style:style style:name="P32" style:family="paragraph" style:parent-style-name="Text_20_body">
      <style:text-properties officeooo:paragraph-rsid="008580aa"/>
    </style:style>
    <style:style style:name="P33" style:family="paragraph" style:parent-style-name="Text_20_body">
      <style:text-properties officeooo:paragraph-rsid="00862e82"/>
    </style:style>
    <style:style style:name="P34" style:family="paragraph" style:parent-style-name="Text_20_body">
      <style:text-properties officeooo:paragraph-rsid="00896468"/>
    </style:style>
    <style:style style:name="P35" style:family="paragraph" style:parent-style-name="Text_20_body">
      <style:text-properties officeooo:paragraph-rsid="0090138b"/>
    </style:style>
    <style:style style:name="P36" style:family="paragraph" style:parent-style-name="Text_20_body">
      <style:text-properties officeooo:paragraph-rsid="00914ecf"/>
    </style:style>
    <style:style style:name="P37" style:family="paragraph" style:parent-style-name="Text_20_body">
      <style:text-properties officeooo:paragraph-rsid="009e4926"/>
    </style:style>
    <style:style style:name="P38" style:family="paragraph" style:parent-style-name="Contents_20_1">
      <style:paragraph-properties>
        <style:tab-stops>
          <style:tab-stop style:position="16cm" style:type="right" style:leader-style="dotted" style:leader-text="."/>
        </style:tab-stops>
      </style:paragraph-properties>
    </style:style>
    <style:style style:name="P39" style:family="paragraph" style:parent-style-name="Contents_20_2">
      <style:paragraph-properties>
        <style:tab-stops>
          <style:tab-stop style:position="16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Footnote">
      <style:text-properties officeooo:paragraph-rsid="004d2f5a"/>
    </style:style>
    <style:style style:name="P42" style:family="paragraph" style:parent-style-name="Text_20_body">
      <style:paragraph-properties fo:margin-left="0cm" fo:margin-right="0cm" fo:text-indent="0cm" style:auto-text-indent="false"/>
      <style:text-properties officeooo:rsid="0067df1b" officeooo:paragraph-rsid="0067df1b"/>
    </style:style>
    <style:style style:name="P43" style:family="paragraph" style:parent-style-name="Quotations">
      <style:text-properties officeooo:paragraph-rsid="0090138b"/>
    </style:style>
    <style:style style:name="P44" style:family="paragraph" style:parent-style-name="Heading_20_1">
      <style:paragraph-properties fo:break-before="page"/>
    </style:style>
    <style:style style:name="P45" style:family="paragraph" style:parent-style-name="Heading_20_2">
      <style:text-properties officeooo:rsid="003f1dc2" officeooo:paragraph-rsid="003f1dc2"/>
    </style:style>
    <style:style style:name="P46" style:family="paragraph" style:parent-style-name="Heading_20_2">
      <style:paragraph-properties fo:break-before="page"/>
    </style:style>
    <style:style style:name="P47" style:family="paragraph" style:parent-style-name="Text_20_body" style:list-style-name="L1">
      <style:text-properties officeooo:rsid="003e70ca" officeooo:paragraph-rsid="003e70ca"/>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3">
      <style:text-properties officeooo:paragraph-rsid="00469f96"/>
    </style:style>
    <style:style style:name="P51" style:family="paragraph" style:parent-style-name="Text_20_body" style:list-style-name="L4">
      <style:text-properties officeooo:paragraph-rsid="006bf715"/>
    </style:style>
    <style:style style:name="P52" style:family="paragraph" style:parent-style-name="Text_20_body" style:list-style-name="L4">
      <style:text-properties officeooo:rsid="006bf715" officeooo:paragraph-rsid="006bf715"/>
    </style:style>
    <style:style style:name="P53" style:family="paragraph" style:parent-style-name="Text_20_body" style:list-style-name="L4">
      <style:text-properties officeooo:rsid="0084e48a" officeooo:paragraph-rsid="0084e48a"/>
    </style:style>
    <style:style style:name="P54" style:family="paragraph" style:parent-style-name="Text_20_body" style:list-style-name="L5"/>
    <style:style style:name="P55" style:family="paragraph" style:parent-style-name="Text_20_body" style:list-style-name="L5">
      <style:text-properties style:font-name="Arial2" officeooo:rsid="0092e176" officeooo:paragraph-rsid="0092e176"/>
    </style:style>
    <style:style style:name="P56" style:family="paragraph" style:parent-style-name="Text_20_body">
      <style:text-properties officeooo:paragraph-rsid="00a84097"/>
    </style:style>
    <style:style style:name="P57" style:family="paragraph" style:parent-style-name="Text_20_body">
      <style:text-properties officeooo:paragraph-rsid="00abfc08"/>
    </style:style>
    <style:style style:name="P58" style:family="paragraph" style:parent-style-name="Text_20_body">
      <style:text-properties officeooo:rsid="00ad07ef" officeooo:paragraph-rsid="00ad07ef"/>
    </style:style>
    <style:style style:name="P59" style:family="paragraph" style:parent-style-name="Text_20_body">
      <style:text-properties officeooo:paragraph-rsid="00af55b2"/>
    </style:style>
    <style:style style:name="P60" style:family="paragraph" style:parent-style-name="Text_20_body">
      <style:text-properties officeooo:paragraph-rsid="00b0d05b"/>
    </style:style>
    <style:style style:name="P61" style:family="paragraph" style:parent-style-name="Text_20_body">
      <style:text-properties officeooo:paragraph-rsid="00b1f024"/>
    </style:style>
    <style:style style:name="P62" style:family="paragraph" style:parent-style-name="Text_20_body" style:list-style-name="L1">
      <style:paragraph-properties fo:margin-left="0cm" fo:margin-right="0cm" fo:text-indent="0cm" style:auto-text-indent="false"/>
      <style:text-properties officeooo:paragraph-rsid="003e70ca"/>
    </style:style>
    <style:style style:name="P63"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a84097" fo:background-color="transparent" loext:char-shading-value="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abf388" style:font-style-asian="normal" style:font-style-complex="normal"/>
    </style:style>
    <style:style style:name="T8" style:family="text">
      <style:text-properties fo:font-style="normal" officeooo:rsid="00b0d05b" style:font-style-asian="normal" style:font-style-complex="normal"/>
    </style:style>
    <style:style style:name="T9" style:family="text">
      <style:text-properties fo:font-style="normal" officeooo:rsid="00b1f024" style:font-style-asian="normal" style:font-style-complex="normal"/>
    </style:style>
    <style:style style:name="T10" style:family="text">
      <style:text-properties fo:font-style="normal" officeooo:rsid="00b1f024" fo:background-color="#ffff00" loext:char-shading-value="0" style:font-style-asian="normal" style:font-style-complex="normal"/>
    </style:style>
    <style:style style:name="T11" style:family="text">
      <style:text-properties fo:language="pt" fo:country="BR" fo:font-style="normal" fo:background-color="#ffff00" loext:char-shading-value="0" style:font-style-asian="normal" style:font-style-complex="normal" loext:padding="0cm" loext:border="none"/>
    </style:style>
    <style:style style:name="T12" style:family="text">
      <style:text-properties fo:background-color="#ffff00" loext:char-shading-value="0"/>
    </style:style>
    <style:style style:name="T13" style:family="text">
      <style:text-properties officeooo:rsid="0045da3b" fo:background-color="#ffff00" loext:char-shading-value="0"/>
    </style:style>
    <style:style style:name="T14" style:family="text">
      <style:text-properties officeooo:rsid="00a84097" fo:background-color="#ffff00" loext:char-shading-value="0"/>
    </style:style>
    <style:style style:name="T15" style:family="text">
      <style:text-properties officeooo:rsid="00abf388" fo:background-color="#ffff00" loext:char-shading-value="0"/>
    </style:style>
    <style:style style:name="T16" style:family="text">
      <style:text-properties style:font-name="Arial2"/>
    </style:style>
    <style:style style:name="T17" style:family="text">
      <style:text-properties style:font-name="Arial2" officeooo:rsid="003f1dc2"/>
    </style:style>
    <style:style style:name="T18" style:family="text">
      <style:text-properties style:font-name="Arial2" fo:font-weight="bold" officeooo:rsid="003f1dc2" style:font-weight-asian="bold" style:font-weight-complex="bold"/>
    </style:style>
    <style:style style:name="T19" style:family="text">
      <style:text-properties style:font-name="Arial2" officeooo:rsid="004056b0"/>
    </style:style>
    <style:style style:name="T20" style:family="text">
      <style:text-properties style:font-name="Arial2" officeooo:rsid="0045c04b"/>
    </style:style>
    <style:style style:name="T21" style:family="text">
      <style:text-properties style:font-name="Arial2" officeooo:rsid="0045da3b" fo:background-color="#ffff00" loext:char-shading-value="0"/>
    </style:style>
    <style:style style:name="T22" style:family="text">
      <style:text-properties style:font-name="Arial2" officeooo:rsid="00552c76"/>
    </style:style>
    <style:style style:name="T23" style:family="text">
      <style:text-properties style:font-name="Arial2" officeooo:rsid="005c9c33" fo:background-color="transparent" loext:char-shading-value="0"/>
    </style:style>
    <style:style style:name="T24" style:family="text">
      <style:text-properties style:font-name="Arial2" officeooo:rsid="00aa9146" fo:background-color="transparent" loext:char-shading-value="0"/>
    </style:style>
    <style:style style:name="T25" style:family="text">
      <style:text-properties style:font-name="Arial2" officeooo:rsid="0064dfe6"/>
    </style:style>
    <style:style style:name="T26" style:family="text">
      <style:text-properties style:font-name="Arial2" officeooo:rsid="0065f8d2"/>
    </style:style>
    <style:style style:name="T27" style:family="text">
      <style:text-properties style:font-name="Arial2" officeooo:rsid="00681b00"/>
    </style:style>
    <style:style style:name="T28" style:family="text">
      <style:text-properties style:font-name="Arial2" officeooo:rsid="006b0f0a"/>
    </style:style>
    <style:style style:name="T29" style:family="text">
      <style:text-properties style:font-name="Arial2" officeooo:rsid="006be809"/>
    </style:style>
    <style:style style:name="T30" style:family="text">
      <style:text-properties style:font-name="Arial2" officeooo:rsid="006bf715"/>
    </style:style>
    <style:style style:name="T31" style:family="text">
      <style:text-properties style:font-name="Arial2" officeooo:rsid="006db220"/>
    </style:style>
    <style:style style:name="T32" style:family="text">
      <style:text-properties style:font-name="Arial2" officeooo:rsid="006f66bf"/>
    </style:style>
    <style:style style:name="T33" style:family="text">
      <style:text-properties style:font-name="Arial2" officeooo:rsid="007157fe"/>
    </style:style>
    <style:style style:name="T34" style:family="text">
      <style:text-properties style:font-name="Arial2" officeooo:rsid="007353eb"/>
    </style:style>
    <style:style style:name="T35" style:family="text">
      <style:text-properties style:font-name="Arial2" officeooo:rsid="0073be50"/>
    </style:style>
    <style:style style:name="T36" style:family="text">
      <style:text-properties style:font-name="Arial2" officeooo:rsid="00749cd4"/>
    </style:style>
    <style:style style:name="T37" style:family="text">
      <style:text-properties style:font-name="Arial2" officeooo:rsid="0075bfc8"/>
    </style:style>
    <style:style style:name="T38" style:family="text">
      <style:text-properties style:font-name="Arial2" officeooo:rsid="0076d6cb"/>
    </style:style>
    <style:style style:name="T39" style:family="text">
      <style:text-properties style:font-name="Arial2" officeooo:rsid="007879a9"/>
    </style:style>
    <style:style style:name="T40" style:family="text">
      <style:text-properties style:font-name="Arial2" officeooo:rsid="007a7323"/>
    </style:style>
    <style:style style:name="T41" style:family="text">
      <style:text-properties style:font-name="Arial2" officeooo:rsid="007c52de"/>
    </style:style>
    <style:style style:name="T42" style:family="text">
      <style:text-properties style:font-name="Arial2" officeooo:rsid="007f168e"/>
    </style:style>
    <style:style style:name="T43" style:family="text">
      <style:text-properties style:font-name="Arial2" officeooo:rsid="0084e48a"/>
    </style:style>
    <style:style style:name="T44" style:family="text">
      <style:text-properties style:font-name="Arial2" officeooo:rsid="0085bed7"/>
    </style:style>
    <style:style style:name="T45" style:family="text">
      <style:text-properties style:font-name="Arial2" officeooo:rsid="00862e82"/>
    </style:style>
    <style:style style:name="T46" style:family="text">
      <style:text-properties style:font-name="Arial2" officeooo:rsid="00896468"/>
    </style:style>
    <style:style style:name="T47" style:family="text">
      <style:text-properties style:font-name="Arial2" officeooo:rsid="008a5dc4"/>
    </style:style>
    <style:style style:name="T48" style:family="text">
      <style:text-properties style:font-name="Arial2" officeooo:rsid="0090138b"/>
    </style:style>
    <style:style style:name="T49" style:family="text">
      <style:text-properties style:font-name="Arial2" officeooo:rsid="00914ecf"/>
    </style:style>
    <style:style style:name="T50" style:family="text">
      <style:text-properties style:font-name="Arial2" officeooo:rsid="0092e176"/>
    </style:style>
    <style:style style:name="T51" style:family="text">
      <style:text-properties style:font-name="Arial2" officeooo:rsid="00943aaf"/>
    </style:style>
    <style:style style:name="T52" style:family="text">
      <style:text-properties style:font-name="Arial2" officeooo:rsid="00949b44"/>
    </style:style>
    <style:style style:name="T53" style:family="text">
      <style:text-properties style:font-name="Arial2" officeooo:rsid="009fd386"/>
    </style:style>
    <style:style style:name="T54" style:family="text">
      <style:text-properties style:font-name="Arial2" officeooo:rsid="00a39f53"/>
    </style:style>
    <style:style style:name="T55" style:family="text">
      <style:text-properties style:font-name="Arial2" officeooo:rsid="00a3fddc"/>
    </style:style>
    <style:style style:name="T56" style:family="text">
      <style:text-properties style:font-name="Arial2" officeooo:rsid="00abf388"/>
    </style:style>
    <style:style style:name="T57" style:family="text">
      <style:text-properties style:font-name="Arial2" officeooo:rsid="00abfc08"/>
    </style:style>
    <style:style style:name="T58" style:family="text">
      <style:text-properties style:font-name="Arial2" officeooo:rsid="00b0c7c0"/>
    </style:style>
    <style:style style:name="T59" style:family="text">
      <style:text-properties style:font-name="Arial2" officeooo:rsid="00b0d05b"/>
    </style:style>
    <style:style style:name="T60" style:family="text">
      <style:text-properties style:font-name="Arial2" fo:font-style="normal" officeooo:rsid="00b1f024" style:font-style-asian="normal" style:font-style-complex="normal"/>
    </style:style>
    <style:style style:name="T61" style:family="text">
      <style:text-properties fo:font-weight="bold" style:font-weight-asian="bold"/>
    </style:style>
    <style:style style:name="T62" style:family="text">
      <style:text-properties fo:font-weight="bold" style:font-weight-asian="bold" style:font-weight-complex="bold"/>
    </style:style>
    <style:style style:name="T63" style:family="text">
      <style:text-properties fo:background-color="transparent" loext:char-shading-value="0"/>
    </style:style>
    <style:style style:name="T64" style:family="text">
      <style:text-properties officeooo:rsid="0045da3b" fo:background-color="transparent" loext:char-shading-value="0"/>
    </style:style>
    <style:style style:name="T65" style:family="text">
      <style:text-properties officeooo:rsid="003e70ca" fo:background-color="transparent" loext:char-shading-value="0"/>
    </style:style>
    <style:style style:name="T66" style:family="text">
      <style:text-properties officeooo:rsid="005c9c33" fo:background-color="transparent" loext:char-shading-value="0"/>
    </style:style>
    <style:style style:name="T67" style:family="text">
      <style:text-properties officeooo:rsid="00a84097" fo:background-color="transparent" loext:char-shading-value="0"/>
    </style:style>
    <style:style style:name="T68" style:family="text">
      <style:text-properties officeooo:rsid="0045c04b"/>
    </style:style>
    <style:style style:name="T69" style:family="text">
      <style:text-properties officeooo:rsid="00480fdb"/>
    </style:style>
    <style:style style:name="T70" style:family="text">
      <style:text-properties fo:font-variant="normal" fo:text-transform="none" style:text-position="0% 100%" fo:font-style="normal" style:text-underline-style="none" fo:font-weight="normal"/>
    </style:style>
    <style:style style:name="T71" style:family="text">
      <style:text-properties fo:font-variant="normal" fo:text-transform="none" fo:color="#000000" style:font-name="Arial2" fo:font-size="12pt" fo:letter-spacing="normal" fo:font-style="normal" fo:font-weight="normal" officeooo:rsid="00681b00"/>
    </style:style>
    <style:style style:name="T72" style:family="text">
      <style:text-properties fo:font-variant="normal" fo:text-transform="none" fo:color="#000000" style:font-name="Arial2" fo:font-size="12pt" fo:letter-spacing="normal" fo:font-style="normal" fo:font-weight="normal" officeooo:rsid="006dbf90"/>
    </style:style>
    <style:style style:name="T73" style:family="text">
      <style:text-properties officeooo:rsid="004d2f5a"/>
    </style:style>
    <style:style style:name="T74" style:family="text">
      <style:text-properties officeooo:rsid="005668dd"/>
    </style:style>
    <style:style style:name="T75" style:family="text">
      <style:text-properties officeooo:rsid="003e70ca"/>
    </style:style>
    <style:style style:name="T76" style:family="text">
      <style:text-properties officeooo:rsid="005dd3e2"/>
    </style:style>
    <style:style style:name="T77" style:family="text">
      <style:text-properties officeooo:rsid="0062633a"/>
    </style:style>
    <style:style style:name="T78" style:family="text">
      <style:text-properties officeooo:rsid="0065f8d2"/>
    </style:style>
    <style:style style:name="T79" style:family="text">
      <style:text-properties officeooo:rsid="0069f9dd"/>
    </style:style>
    <style:style style:name="T80" style:family="text">
      <style:text-properties officeooo:rsid="006b0f0a"/>
    </style:style>
    <style:style style:name="T81" style:family="text">
      <style:text-properties officeooo:rsid="006be809"/>
    </style:style>
    <style:style style:name="T82" style:family="text">
      <style:text-properties officeooo:rsid="006bf715"/>
    </style:style>
    <style:style style:name="T83" style:family="text">
      <style:text-properties officeooo:rsid="006db220"/>
    </style:style>
    <style:style style:name="T84" style:family="text">
      <style:text-properties officeooo:rsid="006dbf90"/>
    </style:style>
    <style:style style:name="T85" style:family="text">
      <style:text-properties officeooo:rsid="006ecfc2"/>
    </style:style>
    <style:style style:name="T86" style:family="text">
      <style:text-properties officeooo:rsid="006f66bf"/>
    </style:style>
    <style:style style:name="T87"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88" style:family="text">
      <style:text-properties officeooo:rsid="00708d03"/>
    </style:style>
    <style:style style:name="T89" style:family="text">
      <style:text-properties officeooo:rsid="007157fe"/>
    </style:style>
    <style:style style:name="T90" style:family="text">
      <style:text-properties officeooo:rsid="007353eb"/>
    </style:style>
    <style:style style:name="T91" style:family="text">
      <style:text-properties officeooo:rsid="0073be50"/>
    </style:style>
    <style:style style:name="T92" style:family="text">
      <style:text-properties officeooo:rsid="007879a9"/>
    </style:style>
    <style:style style:name="T93" style:family="text">
      <style:text-properties officeooo:rsid="007a7323"/>
    </style:style>
    <style:style style:name="T94" style:family="text">
      <style:text-properties officeooo:rsid="007f168e"/>
    </style:style>
    <style:style style:name="T95" style:family="text">
      <style:text-properties officeooo:rsid="0085bed7"/>
    </style:style>
    <style:style style:name="T96" style:family="text">
      <style:text-properties officeooo:rsid="00862e82"/>
    </style:style>
    <style:style style:name="T97" style:family="text">
      <style:text-properties officeooo:rsid="008adb4e"/>
    </style:style>
    <style:style style:name="T98" style:family="text">
      <style:text-properties officeooo:rsid="008e4743"/>
    </style:style>
    <style:style style:name="T99" style:family="text">
      <style:text-properties officeooo:rsid="008f4bf3"/>
    </style:style>
    <style:style style:name="T100" style:family="text">
      <style:text-properties officeooo:rsid="0090138b"/>
    </style:style>
    <style:style style:name="T101" style:family="text">
      <style:text-properties officeooo:rsid="00914ecf"/>
    </style:style>
    <style:style style:name="T102" style:family="text">
      <style:text-properties officeooo:rsid="00943aaf"/>
    </style:style>
    <style:style style:name="T103" style:family="text">
      <style:text-properties officeooo:rsid="00949b44"/>
    </style:style>
    <style:style style:name="T104" style:family="text">
      <style:text-properties officeooo:rsid="009e4926"/>
    </style:style>
    <style:style style:name="T105" style:family="text">
      <style:text-properties officeooo:rsid="00a39f53"/>
    </style:style>
    <style:style style:name="T106" style:family="text">
      <style:text-properties officeooo:rsid="00a3fddc"/>
    </style:style>
    <style:style style:name="T107" style:family="text">
      <style:text-properties officeooo:rsid="00abf388"/>
    </style:style>
    <style:style style:name="T108" style:family="text">
      <style:text-properties officeooo:rsid="00abfc08"/>
    </style:style>
    <style:style style:name="T109" style:family="text">
      <style:text-properties officeooo:rsid="00af55b2"/>
    </style:style>
    <style:style style:name="T110" style:family="text">
      <style:text-properties officeooo:rsid="00b0c7c0"/>
    </style:style>
    <style:style style:name="T111" style:family="text">
      <style:text-properties officeooo:rsid="00b0d05b"/>
    </style:style>
    <style:style style:name="T112" style:family="text">
      <style:text-properties officeooo:rsid="00b1f02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38"><text:a xlink:type="simple" xlink:href="#__RefHeading___Toc6483_975677452" text:style-name="Index_20_Link" text:visited-style-name="Index_20_Link"><text:s/>1 Introdução<text:tab/>4</text:a></text:p>
          <text:p text:style-name="P39"><text:a xlink:type="simple" xlink:href="#__RefHeading___Toc6485_975677452" text:style-name="Index_20_Link" text:visited-style-name="Index_20_Link"><text:s/>1.1 Tema<text:tab/>6</text:a></text:p>
          <text:p text:style-name="P39"><text:a xlink:type="simple" xlink:href="#__RefHeading___Toc6487_975677452" text:style-name="Index_20_Link" text:visited-style-name="Index_20_Link"><text:s/>1.2 Problema social<text:tab/>6</text:a></text:p>
          <text:p text:style-name="P39"><text:a xlink:type="simple" xlink:href="#__RefHeading___Toc6489_975677452" text:style-name="Index_20_Link" text:visited-style-name="Index_20_Link"><text:s/>1.3 Problema científico<text:tab/>7</text:a></text:p>
          <text:p text:style-name="P39"><text:a xlink:type="simple" xlink:href="#__RefHeading___Toc6491_975677452" text:style-name="Index_20_Link" text:visited-style-name="Index_20_Link"><text:s/>1.4 Hipótese<text:tab/>7</text:a></text:p>
          <text:p text:style-name="P39"><text:a xlink:type="simple" xlink:href="#__RefHeading___Toc6493_975677452" text:style-name="Index_20_Link" text:visited-style-name="Index_20_Link"><text:s/>1.5 Variável independente<text:tab/>7</text:a></text:p>
          <text:p text:style-name="P39"><text:a xlink:type="simple" xlink:href="#__RefHeading___Toc6495_975677452" text:style-name="Index_20_Link" text:visited-style-name="Index_20_Link"><text:s/>1.6 Variável dependente<text:tab/>7</text:a></text:p>
          <text:p text:style-name="P39"><text:a xlink:type="simple" xlink:href="#__RefHeading___Toc6497_975677452" text:style-name="Index_20_Link" text:visited-style-name="Index_20_Link"><text:s/>1.7 Objetivo geral<text:tab/>7</text:a></text:p>
          <text:p text:style-name="P40"><text:a xlink:type="simple" xlink:href="#__RefHeading___Toc6499_975677452" text:style-name="Index_20_Link" text:visited-style-name="Index_20_Link">1.7.1 Objetivos específicos<text:tab/>7</text:a></text:p>
          <text:p text:style-name="P39"><text:a xlink:type="simple" xlink:href="#__RefHeading___Toc11873_1058660758" text:style-name="Index_20_Link" text:visited-style-name="Index_20_Link"><text:s/>1.8 Justificativa e relevância<text:tab/>8</text:a></text:p>
          <text:p text:style-name="P39"><text:a xlink:type="simple" xlink:href="#__RefHeading___Toc6503_975677452" text:style-name="Index_20_Link" text:visited-style-name="Index_20_Link"><text:s/>1.9 Delimitação de estudo<text:tab/>9</text:a></text:p>
          <text:p text:style-name="P39"><text:a xlink:type="simple" xlink:href="#__RefHeading___Toc6505_975677452" text:style-name="Index_20_Link" text:visited-style-name="Index_20_Link"><text:s/>1.10 Novidade científica<text:tab/>9</text:a></text:p>
          <text:p text:style-name="P38"><text:a xlink:type="simple" xlink:href="#__RefHeading___Toc6507_975677452" text:style-name="Index_20_Link" text:visited-style-name="Index_20_Link"><text:s/>2 Referencial teórico<text:tab/>10</text:a></text:p>
          <text:p text:style-name="P39"><text:a xlink:type="simple" xlink:href="#__RefHeading___Toc6509_975677452" text:style-name="Index_20_Link" text:visited-style-name="Index_20_Link"><text:s/>2.1 O Estudo nas Escolas de Negócios<text:tab/>10</text:a></text:p>
          <text:p text:style-name="P39"><text:a xlink:type="simple" xlink:href="#__RefHeading___Toc6511_975677452" text:style-name="Index_20_Link" text:visited-style-name="Index_20_Link"><text:s/>2.2 A Complexidade na economia<text:tab/>14</text:a></text:p>
          <text:p text:style-name="P39"><text:a xlink:type="simple" xlink:href="#__RefHeading___Toc6513_975677452" text:style-name="Index_20_Link" text:visited-style-name="Index_20_Link"><text:s/>2.3 O Conhecimento por Simulação<text:tab/>15</text:a></text:p>
          <text:p text:style-name="P40"><text:a xlink:type="simple" xlink:href="#__RefHeading___Toc11875_1058660758" text:style-name="Index_20_Link" text:visited-style-name="Index_20_Link">2.3.1 O que é simulação<text:tab/>15</text:a></text:p>
          <text:p text:style-name="P40"><text:a xlink:type="simple" xlink:href="#__RefHeading___Toc11877_1058660758" text:style-name="Index_20_Link" text:visited-style-name="Index_20_Link">2.3.2 Simulação no processo de aprendizagem<text:tab/>17</text:a></text:p>
          <text:p text:style-name="P40"><text:a xlink:type="simple" xlink:href="#__RefHeading___Toc11879_1058660758" text:style-name="Index_20_Link" text:visited-style-name="Index_20_Link">2.3.3 Conclusão<text:tab/>19</text:a></text:p>
          <text:p text:style-name="P39"><text:a xlink:type="simple" xlink:href="#__RefHeading___Toc6515_975677452" text:style-name="Index_20_Link" text:visited-style-name="Index_20_Link"><text:s/>2.4 Os Jogos de Economia<text:tab/>19</text:a></text:p>
          <text:p text:style-name="P38"><text:a xlink:type="simple" xlink:href="#__RefHeading___Toc6517_975677452" text:style-name="Index_20_Link" text:visited-style-name="Index_20_Link"><text:s/>3 Diagnóstico<text:tab/>20</text:a></text:p>
          <text:p text:style-name="P39"><text:a xlink:type="simple" xlink:href="#__RefHeading___Toc6519_975677452" text:style-name="Index_20_Link" text:visited-style-name="Index_20_Link"><text:s/>3.1 Contextualização do problema<text:tab/>20</text:a></text:p>
          <text:p text:style-name="P39"><text:a xlink:type="simple" xlink:href="#__RefHeading___Toc6521_975677452" text:style-name="Index_20_Link" text:visited-style-name="Index_20_Link"><text:s/>3.2 Diagnóstico/pesquisa<text:tab/>21</text:a></text:p>
          <text:p text:style-name="P39"><text:a xlink:type="simple" xlink:href="#__RefHeading___Toc6523_975677452" text:style-name="Index_20_Link" text:visited-style-name="Index_20_Link"><text:s/>3.3 Análise dos dados e informações obtidas<text:tab/>21</text:a></text:p>
          <text:p text:style-name="P39"><text:a xlink:type="simple" xlink:href="#__RefHeading___Toc6525_975677452" text:style-name="Index_20_Link" text:visited-style-name="Index_20_Link"><text:s/>3.4 Sumarização do diagnóstico<text:tab/>21</text:a></text:p>
          <text:p text:style-name="P38"><text:a xlink:type="simple" xlink:href="#__RefHeading___Toc6527_975677452" text:style-name="Index_20_Link" text:visited-style-name="Index_20_Link"><text:s/>4 Proposta<text:tab/>22</text:a></text:p>
          <text:p text:style-name="P39"><text:a xlink:type="simple" xlink:href="#__RefHeading___Toc6529_975677452" text:style-name="Index_20_Link" text:visited-style-name="Index_20_Link"><text:s/>4.1 E-Conomy Simulator<text:tab/>22</text:a></text:p>
          <text:p text:style-name="P39"><text:a xlink:type="simple" xlink:href="#__RefHeading___Toc6531_975677452" text:style-name="Index_20_Link" text:visited-style-name="Index_20_Link"><text:s/>4.2 Aplicação<text:tab/>22</text:a></text:p>
          <text:p text:style-name="P39"><text:a xlink:type="simple" xlink:href="#__RefHeading___Toc6533_975677452" text:style-name="Index_20_Link" text:visited-style-name="Index_20_Link"><text:s/>4.3 Resultados<text:tab/>22</text:a></text:p>
          <text:p text:style-name="P38"><text:a xlink:type="simple" xlink:href="#__RefHeading___Toc6535_975677452" text:style-name="Index_20_Link" text:visited-style-name="Index_20_Link"><text:s/>5 Conclusão<text:tab/>23</text:a></text:p>
          <text:p text:style-name="P38"><text:a xlink:type="simple" xlink:href="#__RefHeading___Toc6537_975677452" text:style-name="Index_20_Link" text:visited-style-name="Index_20_Link"><text:s/>6 Referências<text:tab/>24</text:a></text:p>
        </text:index-body>
      </text:table-of-content>
      <text:p text:style-name="P7"/>
      <text:h text:style-name="P44"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span text:style-name="T6">(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p>
      <text:p text:style-name="P23"><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2">economia</text:span> nas escolas de negócios estarem fortemente ligadas ao mundo real, é justificada a criação de metodologias de <text:span text:style-name="T22">ensino </text:span>que propõe ao aluno a prática, vivenciando o risco de falhar nas decisões tomadas em um cenário proposto. Isso reforça o aprendizado teórico do aluno.</text:p>
      <text:p text:style-name="P21">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text:span text:style-name="T70">(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 </text:p>
      <text:p text:style-name="Text_20_body"><text:span text:style-name="T75">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n33efbrI3c"/><text:span text:style-name="T75">(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n33efbrI3c"/><text:span text:style-name="T75">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75">(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75"> fazem uma análise da utilização de simuladores ao longo do tempo, dentre eles citam o trabalho de </text:span><text:span text:style-name="T65">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swOK72DJLR"/><text:span text:style-name="T65">(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swOK72DJLR"/><text:span text:style-name="T75">,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75">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mmucrRMsJa"/><text:span text:style-name="T75">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mmucrRMsJa"/></text:p>
      <text:list xml:id="list1454650813" text:style-name="L1">
        <text:list-item>
          <text:p text:style-name="P47">NASAGA (North American Simulation and Gaming Association), ISAGA (International Simulation and Gaming Association);</text:p>
        </text:list-item>
        <text:list-item>
          <text:p text:style-name="P47">SAGSET (Society for the Advancement of Games and Simulations in Education and Training); </text:p>
        </text:list-item>
        <text:list-item>
          <text:p text:style-name="P47">ABSEL (Association for Business Simulation and Experiential Learning), JASAG (Japanese Association for Simulation and Gaming); </text:p>
        </text:list-item>
        <text:list-item>
          <text:p text:style-name="P47">SAGSAGA (Swiss, Austrian and German Simulation and Gaming); </text:p>
        </text:list-item>
        <text:list-item>
          <text:p text:style-name="P47">SAGANET (Simulation and Gaming Association); </text:p>
        </text:list-item>
        <text:list-item>
          <text:p text:style-name="P47">SSAGSg (Society of Simulation and Gaming of Singapore); </text:p>
        </text:list-item>
        <text:list-item>
          <text:p text:style-name="P47">ECGBL (European Conference of Games Based Learning); </text:p>
        </text:list-item>
        <text:list-item>
          <text:p text:style-name="P47">INDSAGA (Indian Simulation and Gaming Association); </text:p>
        </text:list-item>
        <text:list-item>
          <text:p text:style-name="P47">ThaiSim (Thai Association for Simulation and Gaming). </text:p>
          <text:p text:style-name="P47"/>
        </text:list-item>
      </text:list>
      <text:p text:style-name="Text_20_body">E seguindo essa tendência, o presente trabalho foi elaborado, <text:span text:style-name="T74">ao utilizar um simulador/jogo para ser disponibilizado para pessoas interessadas a testar o conhecimento adquirido sobre políticas econômicas. </text:span></text:p>
      <text:list xml:id="list234635779181152" text:continue-numbering="true" text:style-name="L1">
        <text:list-header>
          <text:p text:style-name="P62"/>
        </text:list-header>
      </text:list>
      <text:h text:style-name="P45"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17">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18">c</text:span><text:span text:style-name="T62">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17">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17">de políticas econômicas.</text:span></text:p>
      <text:p text:style-name="P16"/>
      <text:h text:style-name="Heading_20_2" text:outline-level="2"><text:bookmark-start text:name="__RefHeading___Toc6495_975677452"/><text:span text:style-name="T17">V</text:span><text:span text:style-name="T16">ariável </text:span><text:span text:style-name="T19">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19">O</text:span><text:span text:style-name="T16">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2428532397" text:style-name="L2">
        <text:list-item>
          <text:p text:style-name="P48">Definir os conceitos a serem simulados;</text:p>
        </text:list-item>
        <text:list-item>
          <text:p text:style-name="P48">Implementar um simulador de políticas econômicas;</text:p>
        </text:list-item>
        <text:list-item>
          <text:p text:style-name="P48"><text:soft-page-break/>Aplicar a solução em um grupo de alunos interessados;</text:p>
        </text:list-item>
        <text:list-item>
          <text:p text:style-name="P48">Analisar o impacto do simulador no processo de aprendizagem de políticas econômicas.</text:p>
          <text:p text:style-name="P63"/>
        </text:list-item>
      </text:list>
      <text:h text:style-name="Heading_20_2" text:outline-level="2"><text:bookmark-start text:name="__RefHeading___Toc11873_1058660758"/>Justificativa e relevância<text:span text:style-name="T63"> </text:span><text:bookmark-end text:name="__RefHeading___Toc11873_1058660758"/></text:h>
      <text:p text:style-name="Text_20_body"><text:span text:style-name="T63">A proposta desse trabalho é </text:span><text:span text:style-name="T66">o desenvolvimento </text:span><text:span text:style-name="T23">de um jogo/</text:span><text:span text:style-name="T63">simula</text:span><text:span text:style-name="T23">dor</text:span><text:span text:style-name="T63"> </text:span><text:span text:style-name="T23">econômico para o auxílio nas disciplinas de negócios.</text:span><text:span text:style-name="T63"> </text:span><text:span text:style-name="T23">A</text:span><text:span text:style-name="T66"> </text:span><text:span text:style-name="T23">ideia é</text:span><text:span text:style-name="T63"> propor </text:span><text:span text:style-name="T23">uma plataforma para que o aluno coloque em prática o conhecimento adquirido em sala de aula, facilitando assim a assimilação do conhecimento</text:span><text:span text:style-name="T63">. </text:span><text:reference-mark-start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63">(LEVY, 2004, p. 122)</text:span><text:reference-mark-end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63">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77">Levy </text:span><text:reference-mark-start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text:span text:style-name="T77">(2004, p. 75)</text:span><text:reference-mark-end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20">a políticas econômicas</text:span>, apesar do problema registrado inicialmente ser de âmbito nacional, a proposta caso aplicada, só corresponderá <text:span text:style-name="T68">aos alunos</text:span> <text:span text:style-name="T20">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2">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SAUAIA, 2010)<text:reference-mark-end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 <text:span text:style-name="T76">Então a solução proposta neste projeto, pretende abranger toda as variáveis presentes no modelo IS/LM/BP, acrescentando ao </text:span>conceito de Simuladores. <text:span text:style-name="T76">Se tornando assim, uma ferramenta de estudo focado nessa especialidade, utilizando </text:span>cenários fictícios para se obter um melhor aproveito do aprendizado das disciplinas de negócios.</text:p>
      <text:h text:style-name="P44" text:outline-level="1"><text:bookmark-start text:name="__RefHeading___Toc6507_975677452"/>Referencial teórico<text:bookmark-end text:name="__RefHeading___Toc6507_975677452"/></text:h>
      <text:p text:style-name="P13"><text:span text:style-name="T13">De acordo com as refras ABNT é necessário um texto aqui, entre </text:span><text:span text:style-name="T21">um</text:span><text:span text:style-name="T13">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LIRA, 2011, p. 58)<text:reference-mark-end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text:p>
      <text:p text:style-name="Text_20_body"><text:span text:style-name="T64">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64">(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64">: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 </text:p>
      <text:list xml:id="list2883337848" text:style-name="L3">
        <text:list-item>
          <text:p text:style-name="P49">A Aritmética; </text:p>
        </text:list-item>
        <text:list-item>
          <text:p text:style-name="P49">Os Câmbios, Pesos e Medidas; </text:p>
        </text:list-item>
        <text:list-item>
          <text:p text:style-name="P49">Seguros; </text:p>
        </text:list-item>
        <text:list-item>
          <text:p text:style-name="P50">Método de escrever os Livros, ou partidas dobradas<text:note text:id="ftn2" text:note-class="footnote"><text:note-citation>2</text:note-citation><text:note-body><text:p text:style-name="P41"><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text:span text:style-name="T70">(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73">LIRA </text:span><text:reference-mark-start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span text:style-name="T73">(2011, p. 68)</text:span><text:reference-mark-end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SUTTO, 2019)<text:reference-mark-end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U.S NEWS, 2019)<text:reference-mark-end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 </text:p>
      <text:p text:style-name="Text_20_body">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span text:style-name="T70">(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Text_20_body">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text:span text:style-name="T70">(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2">(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2">(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text:span text:style-name="T63">.</text:span></text:p>
      <text:p text:style-name="P19">https://forbes.uol.com.br/negocios/2019/03/descubra-o-que-e-a-educacao-executiva-4-0/ </text:p>
      <text:p text:style-name="P19"/>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46" text:outline-level="2"><text:bookmark-start text:name="__RefHeading___Toc6513_975677452"/>O Conhecimento por Simulação<text:bookmark-end text:name="__RefHeading___Toc6513_975677452"/></text:h>
      <text:p text:style-name="P26"><text:span text:style-name="T82">Esse tópico fala sobre o papel da simulação </text:span><text:span text:style-name="T30">no</text:span><text:span text:style-name="T82"> auxílio do processo de </text:span><text:span text:style-name="T30">ensino</text:span><text:span text:style-name="T82">, tema abrangido pelo presente projeto, </text:span><text:span text:style-name="T30">explicando</text:span><text:span text:style-name="T82"> o </text:span><text:span text:style-name="T30">motivo d</text:span><text:span text:style-name="T82">o </text:span><text:span text:style-name="T30">conceito de simuladores se </text:span><text:span text:style-name="T82">encaixar na solução proposta. O tópico </text:span><text:span text:style-name="T30">p</text:span><text:span text:style-name="T82">ossui três seções, sendo elas: </text:span></text:p>
      <text:list xml:id="list4142160530" text:style-name="L4">
        <text:list-item>
          <text:p text:style-name="P52">O que é simulação; </text:p>
        </text:list-item>
        <text:list-item>
          <text:p text:style-name="P52">Simulação no processo de aprendizagem;</text:p>
        </text:list-item>
        <text:list-item>
          <text:p text:style-name="P53">Construtivismo;</text:p>
        </text:list-item>
        <text:list-item>
          <text:p text:style-name="P51"><text:span text:style-name="T30">C</text:span><text:span text:style-name="T82">onclusão.</text:span></text:p>
        </text:list-item>
      </text:list>
      <text:p text:style-name="P25"/>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BALADEZ, 2016, p. 29)<text:reference-mark-end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 </text:p>
      <text:p text:style-name="P27"><text:span text:style-name="T79">A necessidade d</text:span><text:span text:style-name="T89">e se utilizar a prática de </text:span><text:span text:style-name="T79">simulação é antiga, muito antes de existirem os computadores. </text:span><text:span text:style-name="T33">E</text:span><text:span text:style-name="T80">la tem origem na carência de representações de campo de batalha, onde era aplicado em tabuleiros. É necessário ressaltar, </text:span><text:span text:style-name="T81">porém,</text:span><text:span text:style-name="T80"> que existe uma diferença </text:span><text:span text:style-name="T81">entre </text:span><text:span text:style-name="T80">simulação e <text:s/>representação, </text:span><text:span text:style-name="T81">pois po</text:span><text:span text:style-name="T80">r mais que esses dois concei</text:span><text:span text:style-name="T28">t</text:span><text:span text:style-name="T80">os trabalhem juntos e auxiliam o processo de </text:span><text:span text:style-name="T28">assimilação do conhecimento, </text:span><text:span text:style-name="T29">ambos apresentam conceitos diferentes. A representação é estática, reproduzindo apenas os objetos nos <text:s/>sistemas, já a simulação é dinâmica, nela ocorre processo de movimento e/ou comportamento dos objetos que representam o sistema</text:span><text:span text:style-name="T80"> <text:s/></text:span><text:reference-mark-start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80">(BALADEZ, 2016, p. 30)</text:span><text:reference-mark-end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80">. </text:span><text:span text:style-name="T83">Conclui-se então que a interatividade é o que distingue os dois termos, pois uma vez que </text:span><text:span text:style-name="T31">o termo</text:span><text:span text:style-name="T83"> representação faz uma separação entre o sujeito e os objetos, a simulação é uma junção de ambos.</text:span></text:p>
      <text:p text:style-name="Text_20_body">Para explicar a evolução da simulação, <text:span text:style-name="T90">Baladez </text:span><text:reference-mark-start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text:span text:style-name="T90">(2016)</text:span><text:reference-mark-end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 <text:span text:style-name="T90">utiliza </text:span><text:span text:style-name="T34">um dos jogos mais conhecidos da antiguidade, que até nos dias atuais se faz presente</text:span><text:span text:style-name="T90"> como </text:span><text:span text:style-name="T34">um tipo</text:span><text:span text:style-name="T90">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91">O tabuleiro representava o campo de batalha e as peças, as forças bélicas envolvidas em uma batalha.</text:span></text:p>
      <text:p text:style-name="Text_20_body"><text:span text:style-name="T35">A evolução da simulação é fortemente ligada à história militar, </text:span><text:span text:style-name="T36">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36">(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36"> </text:span><text:span text:style-name="T37">dizem que no século XVII surgiu um moderno </text:span><text:soft-page-break/><text:span text:style-name="T37">jogo de guerra, inicialmente, apresentando características do xadrez, porém este adicionava elementos de paisagem e outras características avançadas, aumentando o detalhamento e ampliando as possibilidades. </text:span></text:p>
      <text:p text:style-name="P30"><text:span text:style-name="T16">Foi visto na simulação então, uma maneira de testar teorias e reações simples. Os oficiais estudavam estratégias, faziam experimentos sem envolver nenhuma vida, sem perder qualquer parte das tropas. Na primeira guerra mundial, </text:span><text:span text:style-name="T38">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38">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36">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36">(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38">.</text:span></text:p>
      <text:p text:style-name="P29"><text:span text:style-name="T85">Uma </text:span><text:span text:style-name="T32">resumo</text:span><text:span text:style-name="T85"> do conceito de simulação é abordado por </text:span><text:span text:style-name="T86">Filho e Scarpelini </text:span><text:reference-mark-start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86">(2007, p. 162)</text:span><text:reference-mark-end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86">:</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88">Ou ainda Filho e Scarpelini </text:span><text:reference-mark-start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88">(2007, p. 162)</text:span><text:reference-mark-end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88"> simplificam a definição como: “técnica que se utiliza um simulador, considerando-se simulador como objeto ou representação parcial ou total de uma tarefa a ser replicada”. </text:span><text:span text:style-name="T92">O simulador citado na definição, pode adquirir divers</text:span><text:span text:style-name="T39">as formas</text:span><text:span text:style-name="T92">, isso dependerá da tarefa executada, </text:span><text:span text:style-name="T93">porém <text:s/>com o avanço quase exponencial da tecnologia, citado anteriormente, os computadores se tornaram a opção mais </text:span><text:span text:style-name="T40">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40">(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40">. </text:span><text:span text:style-name="T41">Assim os computadores </text:span><text:soft-page-break/><text:span text:style-name="T41">proporcionam a integração de diversas combinações de recursos para a simulação de tarefas complexas.</text:span></text:p>
      <text:p text:style-name="P24"/>
      <text:h text:style-name="Heading_20_3" text:outline-level="3"><text:bookmark-start text:name="__RefHeading___Toc11877_1058660758"/>Simulação n<text:span text:style-name="T87">o</text:span> processo de aprendizagem<text:bookmark-end text:name="__RefHeading___Toc11877_1058660758"/></text:h>
      <text:p text:style-name="P31"><text:span text:style-name="T42">Para <text:s/>o </text:span>conhecimento <text:span text:style-name="T94">ser processado de forma mais completa, </text:span>muitas vezes é <text:span text:style-name="T94">necessário </text:span><text:span text:style-name="T42">haver um </text:span>contato com <text:span text:style-name="T94">o </text:span>que teoria <text:span text:style-name="T94">explica</text:span>, <text:span text:style-name="T43">uma experiência </text:span><text:span text:style-name="T42">prática </text:span><text:span text:style-name="T43">pode ser a chave</text:span>. Nada <text:span text:style-name="T94">melhor que uma </text:span><text:span text:style-name="T42">forma de </text:span>solidificar um conhecimento <text:span text:style-name="T94">adquirido,</text:span> <text:span text:style-name="T42">testando-o e</text:span> observ<text:span text:style-name="T42">ando as reações </text:span>diante de nossos olhos. </text:p>
      <text:p text:style-name="P32"><text:span text:style-name="T25">O processo cognitivo</text:span> <text:span text:style-name="T26">pode se mostrar, as vezes, difícil e lento</text:span>. <text:span text:style-name="T26">Portanto é necessário ferramentas e métodos para tornar esse processo mais simples </text:span>e <text:span text:style-name="T26">descomplicado </text:span><text:span text:style-name="T27">e ao mesmo tempo</text:span><text:span text:style-name="T26">, torná-lo </text:span>produtivo <text:span text:style-name="T78">e eficiente. Essa é algumas das </text:span><text:span text:style-name="T27">vantagens que </text:span><text:span text:style-name="T71">Goldschmidt </text:span><text:reference-mark-start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71">(1977, p. 2)</text:span><text:reference-mark-end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71"> descreve </text:span><text:span text:style-name="T72">em</text:span><text:span text:style-name="T71"> suas experiências</text:span><text:span text:style-name="T78"> </text:span><text:span text:style-name="T27">utilizando jogos e </text:span><text:span text:style-name="T78">simulações no processo de ensino.</text:span></text:p>
      <text:p text:style-name="Text_20_body">A Física <text:span text:style-name="T42">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BALADEZ, 2016, p. 31)<text:reference-mark-end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text:p>
      <text:p text:style-name="P33"><text:span text:style-name="T95">Fazendo uma reflexão sobre como a simulação auxilia n</text:span><text:span text:style-name="T44">o processo</text:span><text:span text:style-name="T95"> cogni</text:span><text:span text:style-name="T44">tivo do aluno,</text:span><text:span text:style-name="T95"> Moura </text:span><text:reference-mark-start text:name="ZOTERO_ITEM CSL_CITATION {&quot;citationID&quot;:&quot;TIYVvdZH&quot;,&quot;properties&quot;:{&quot;formattedCitation&quot;:&quot;(2014, p. 12)&quot;,&quot;plainCitation&quot;:&quot;(2014, p. 12)&quot;,&quot;noteIndex&quot;:0},&quot;citationItems&quot;:[{&quot;id&quot;:30,&quot;uris&quot;:[&quot;http://zotero.org/groups/2517093/items/MXZZHU39&quot;],&quot;uri&quot;:[&quot;http://zotero.org/groups/2517093/items/MXZZHU39&quot;],&quot;itemData&quot;:{&quot;id&quot;:30,&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WlVNOrEODm"/><text:span text:style-name="T95">(2014, p. 12)</text:span><text:reference-mark-end text:name="ZOTERO_ITEM CSL_CITATION {&quot;citationID&quot;:&quot;TIYVvdZH&quot;,&quot;properties&quot;:{&quot;formattedCitation&quot;:&quot;(2014, p. 12)&quot;,&quot;plainCitation&quot;:&quot;(2014, p. 12)&quot;,&quot;noteIndex&quot;:0},&quot;citationItems&quot;:[{&quot;id&quot;:30,&quot;uris&quot;:[&quot;http://zotero.org/groups/2517093/items/MXZZHU39&quot;],&quot;uri&quot;:[&quot;http://zotero.org/groups/2517093/items/MXZZHU39&quot;],&quot;itemData&quot;:{&quot;id&quot;:30,&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WlVNOrEODm"/><text:span text:style-name="T95"> </text:span><text:span text:style-name="T96">ressalta: </text:span></text:p>
      <text:p text:style-name="Quotations"><text:span text:style-name="T45">T</text:span><text:span text:style-name="T96">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44"><text:s/></text:span></text:p>
      <text:p text:style-name="P18"/>
      <text:p text:style-name="P34"><text:span text:style-name="T44">A </text:span><text:span text:style-name="T46">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46">S</text:span><text:span text:style-name="T47">anino </text:span><text:reference-mark-start text:name="ZOTERO_ITEM CSL_CITATION {&quot;citationID&quot;:&quot;iJ8chHej&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dnEEaavIrl"/><text:span text:style-name="T47">(2012)</text:span><text:reference-mark-end text:name="ZOTERO_ITEM CSL_CITATION {&quot;citationID&quot;:&quot;iJ8chHej&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dnEEaavIrl"/> <text:span text:style-name="T97">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98">Vargas et al, </text:span><text:reference-mark-start text:name="ZOTERO_ITEM CSL_CITATION {&quot;citationID&quot;:&quot;FpctDTSj&quot;,&quot;properties&quot;:{&quot;formattedCitation&quot;:&quot;(2009)&quot;,&quot;plainCitation&quot;:&quot;(2009)&quot;,&quot;noteIndex&quot;:0},&quot;citationItems&quot;:[{&quot;id&quot;:32,&quot;uris&quot;:[&quot;http://zotero.org/groups/2517093/items/M533ZB5A&quot;],&quot;uri&quot;:[&quot;http://zotero.org/groups/2517093/items/M533ZB5A&quot;],&quot;itemData&quot;:{&quot;id&quot;:3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ZNTsDx0oaH"/><text:span text:style-name="T98">(2009)</text:span><text:reference-mark-end text:name="ZOTERO_ITEM CSL_CITATION {&quot;citationID&quot;:&quot;FpctDTSj&quot;,&quot;properties&quot;:{&quot;formattedCitation&quot;:&quot;(2009)&quot;,&quot;plainCitation&quot;:&quot;(2009)&quot;,&quot;noteIndex&quot;:0},&quot;citationItems&quot;:[{&quot;id&quot;:32,&quot;uris&quot;:[&quot;http://zotero.org/groups/2517093/items/M533ZB5A&quot;],&quot;uri&quot;:[&quot;http://zotero.org/groups/2517093/items/M533ZB5A&quot;],&quot;itemData&quot;:{&quot;id&quot;:3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ZNTsDx0oaH"/><text:span text:style-name="T98"> </text:span><text:span text:style-name="T99">relata a experência utilizando a técnica no ensino do curso de medicina:</text:span></text:p>
      <text:p text:style-name="P43">“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5"/>
      <text:p text:style-name="Text_20_body">M<text:span text:style-name="T48">iranda,</text:span> V<text:span text:style-name="T48">anin,</text:span> B<text:span text:style-name="T48">echara</text:span> <text:reference-mark-start text:name="ZOTERO_ITEM CSL_CITATION {&quot;citationID&quot;:&quot;FR2r2V9s&quot;,&quot;properties&quot;:{&quot;formattedCitation&quot;:&quot;(2004, p. 10)&quot;,&quot;plainCitation&quot;:&quot;(2004, p. 10)&quot;,&quot;noteIndex&quot;:0},&quot;citationItems&quot;:[{&quot;id&quot;:34,&quot;uris&quot;:[&quot;http://zotero.org/groups/2517093/items/JFCXCDBB&quot;],&quot;uri&quot;:[&quot;http://zotero.org/groups/2517093/items/JFCXCDBB&quot;],&quot;itemData&quot;:{&quot;id&quot;:3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eOXQyciuXq"/>(2004, p. 10)<text:reference-mark-end text:name="ZOTERO_ITEM CSL_CITATION {&quot;citationID&quot;:&quot;FR2r2V9s&quot;,&quot;properties&quot;:{&quot;formattedCitation&quot;:&quot;(2004, p. 10)&quot;,&quot;plainCitation&quot;:&quot;(2004, p. 10)&quot;,&quot;noteIndex&quot;:0},&quot;citationItems&quot;:[{&quot;id&quot;:34,&quot;uris&quot;:[&quot;http://zotero.org/groups/2517093/items/JFCXCDBB&quot;],&quot;uri&quot;:[&quot;http://zotero.org/groups/2517093/items/JFCXCDBB&quot;],&quot;itemData&quot;:{&quot;id&quot;:3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eOXQyciuXq"/> <text:span text:style-name="T100">utilizou simuladores como método </text:span><text:span text:style-name="T48">didático em um curso de Física, na matéria de Mecânica, os autores </text:span><text:span text:style-name="T49">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6"><text:span text:style-name="T49">Os</text:span><text:span text:style-name="T101">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005008806" text:style-name="L5">
        <text:list-item>
          <text:p text:style-name="P55">economia de recursos: não é necessário a utilização de recursos físicos para uma simulação, isso evita avarias desnecessária de recursos;</text:p>
        </text:list-item>
        <text:list-item>
          <text:p text:style-name="P55">sem prejuízo com falhas: ao falhar num ambiente controlado não haverá consequências no mundo real. Nas disciplinas de medicina, por exemplo, o erro cometido por um aluno não afetará um paciente real;</text:p>
        </text:list-item>
        <text:list-item>
          <text:p text:style-name="P55">ambiente físico dispensável: algumas áreas necessitam de um ambiente específico para se trabalhar, com a simulação esse cenário pode ser construído dentro do simulador;</text:p>
        </text:list-item>
        <text:list-item>
          <text:p text:style-name="P55">teste de hipóteses controlados: <text:span text:style-name="T102">com um cenário simulado, um aluno pode testar suas hipóteses e obter resultados para comparação de forma muito controlada, ajudando bastante no processo de aprendizagem;</text:span></text:p>
        </text:list-item>
        <text:list-item>
          <text:p text:style-name="P54"><text:span text:style-name="T50">pouca dependência do docente: </text:span><text:span text:style-name="T51">como citado por Sanino </text:span><text:reference-mark-start text:name="ZOTERO_ITEM CSL_CITATION {&quot;citationID&quot;:&quot;3KaWIxri&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6Y7J6H5Po9"/><text:span text:style-name="T51">(2012)</text:span><text:reference-mark-end text:name="ZOTERO_ITEM CSL_CITATION {&quot;citationID&quot;:&quot;3KaWIxri&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6Y7J6H5Po9"/> a simulação é <text:span text:style-name="T102">uma</text:span> estratégia de ensino aprendizagem para o docente, <text:span text:style-name="T103">isso proporciona </text:span><text:span text:style-name="T52">a </text:span>construção de experiências que <text:span text:style-name="T52">exige a </text:span>reflexão do aluno, possibilitando <text:span text:style-name="T52">a ele a</text:span> capacidade de auto conduzir o seu próprio processo formativo.</text:p>
        </text:list-item>
      </text:list>
      <text:p text:style-name="P42"/>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5,&quot;uris&quot;:[&quot;http://zotero.org/groups/2517093/items/G6IZ83QC&quot;],&quot;uri&quot;:[&quot;http://zotero.org/groups/2517093/items/G6IZ83QC&quot;],&quot;itemData&quot;:{&quot;id&quot;:35,&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9pqz7VR3H4"/>(FIALHO, 2001)<text:reference-mark-end text:name="ZOTERO_ITEM CSL_CITATION {&quot;citationID&quot;:&quot;PLy2cbkQ&quot;,&quot;properties&quot;:{&quot;formattedCitation&quot;:&quot;(FIALHO, 2001)&quot;,&quot;plainCitation&quot;:&quot;(FIALHO, 2001)&quot;,&quot;noteIndex&quot;:0},&quot;citationItems&quot;:[{&quot;id&quot;:35,&quot;uris&quot;:[&quot;http://zotero.org/groups/2517093/items/G6IZ83QC&quot;],&quot;uri&quot;:[&quot;http://zotero.org/groups/2517093/items/G6IZ83QC&quot;],&quot;itemData&quot;:{&quot;id&quot;:35,&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9pqz7VR3H4"/>. Isso acontece <text:span text:style-name="T53">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R9wTTR4fte"/><text:span text:style-name="T53">(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R9wTTR4fte"/><text:span text:style-name="T53">, ao existir motivação para os alunos dominarem habilidades <text:s/>e conteúdos aprendidos</text:span>, <text:span text:style-name="T53">há uma necessidade de </text:span>enxergar <text:span text:style-name="T53">uma</text:span> conexão <text:span text:style-name="T53">entre o assunto estudado </text:span>com os modelos mentais de que já fazem uso.</text:p>
      <text:p text:style-name="Text_20_body"><text:span text:style-name="T54">S</text:span><text:span text:style-name="T104">imulações é </text:span><text:span text:style-name="T105">uma excelente ferramenta para a aprendizagem porquê </text:span><text:span text:style-name="T54">proporciona </text:span><text:span text:style-name="T104">uma expansão das percepções humanas, </text:span><text:span text:style-name="T105">isso </text:span><text:span text:style-name="T104">perm</text:span><text:span text:style-name="T54">e</text:span><text:span text:style-name="T104"> o reconhecimento </text:span><text:soft-page-break/><text:span text:style-name="T104">de inter-relações e fundamentos tácitos que, de outras </text:span><text:span text:style-name="T54">formas</text:span><text:span text:style-name="T104">,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kLHEwHQLHs"/><text:span text:style-name="T104">(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kLHEwHQLHs"/><text:span text:style-name="T104">.</text:span></text:p>
      <text:p text:style-name="P37"><text:span text:style-name="T104">É </text:span><text:span text:style-name="T55">observado então,</text:span><text:span text:style-name="T104"> </text:span><text:span text:style-name="T106">que a utilização de </text:span><text:span text:style-name="T104">ferramentas de simulação </text:span><text:span text:style-name="T106">na aprendizagem </text:span><text:span text:style-name="T104">fazem com que os </text:span><text:span text:style-name="T55">indivíduos </text:span><text:span text:style-name="T104">adquiram conhecimento </text:span><text:span text:style-name="T106">através </text:span><text:span text:style-name="T104">de um</text:span><text:span text:style-name="T106">a</text:span><text:span text:style-name="T104"> </text:span><text:span text:style-name="T55">maneira </text:span><text:span text:style-name="T104">participativa. </text:span><text:span text:style-name="T106">Essa forma é diferente daquela aprendida na teoria, de forma passiva </text:span><text:span text:style-name="T104">ou <text:s/>observatória.</text:span></text:p>
      <text:p text:style-name="Text_20_body"/>
      <text:h text:style-name="Heading_20_2" text:outline-level="2"><text:bookmark-start text:name="__RefHeading___Toc6515_975677452"/>Os Jogos de Economia <text:bookmark-end text:name="__RefHeading___Toc6515_975677452"/></text:h>
      <text:p text:style-name="P28"><text:span text:style-name="T83">Accioly </text:span><text:reference-mark-start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text:span text:style-name="T83">(2006)</text:span><text:reference-mark-end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 <text:span text:style-name="T84">cita a frase “Aprendizado e jogo, conhecimento de entretenimento” se referindo a simulação computacional, que se utiliza do jogo para ensinar e do entretenimento para desenvolver o conhecimento. </text:span></text:p>
      <text:h text:style-name="P44"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P56"><text:span text:style-name="T67">A abordagem de sistemas complexos parte do princípio que existem múltiplas variáveis internas e externas </text:span><text:span text:style-name="T24">que influenciam umas as outras</text:span><text:span text:style-name="T67">. O pensamento complexo observa o sistema como um todo indissociável, onde </text:span><text:span text:style-name="T5">“o todo pertence as partes e as partes pertencem ao todo”</text:span><text:span text:style-name="T67">. A proposta complexa é uma abordagem multidisciplinar e multirreferenciada para a construção do conhecimento, pois aborda fenômenos de totalidade orgânica, onde há caos, incerteza e ambiguidade. </text:span><text:span text:style-name="T14">(Morin, 1991) </text:span></text:p>
      <text:p text:style-name="P20"><text:span text:style-name="T6">Com relação a análises econômicas é válido destacar que, em geral, possuem tal grau de complexidade que ao conjecturarmos a relação entre as variáveis envolvidas no processo de formação de preços, por exemplo, necessitamos da utilização do termo Ceteris Paribus, que significa “todas as demais coisas permanecem constantes”. Essa condição é utilizada na economia quando há necessidade do isolamento de dois fatores para fazer uma análise de influência de um sobre o outro, sem que haja alteração nas demais variáveis envolvidas. </text:span><text:span text:style-name="T11">(Schlicht, 1985)</text:span></text:p>
      <text:p text:style-name="P20">Entre outras utilizações, Ceteris Paribus é apenas um dos exemplos que apontam que a economia se distanciou da aplicação prática, tornando-se mais próximo de um instrumento de estudo dela mesma. <text:span text:style-name="T12">Ormerod (1996),</text:span> em suas críticas aos métodos utilizados para análise econômica ele observa que o número de pessoas, quer enquanto indivíduos, quer enquanto empresas, negociando nessa economia teórica, não é apenas grande, mas quase infinito. O que torna inviável a aplicação de conceitos sem considerar a economia como um sistema complexo. <text:span text:style-name="T12">(Seret ta, 1997)</text:span></text:p>
      <text:p text:style-name="P57">Dessa forma, a abordagem de aprendizado omitindo ou desconsiderando variáveis que podem influenciar a interação entre as que se deseja analisar relações, faz oposição a visão do todo e não trata a economia como um sistema complexo. <text:span text:style-name="T15">Morin (1991, p.11)</text:span><text:span text:style-name="T107"> define </text:span><text:span text:style-name="T56">esse</text:span><text:span text:style-name="T107"> fenômeno como </text:span><text:span text:style-name="T4">paradigma de simplificação, </text:span><text:span text:style-name="T7">onde</text:span><text:span text:style-name="T107"> princípios de disjunção, redução e abstração são empregados na formulação de ideias “claras de distintas” para reduzir </text:span><text:span text:style-name="T108">a </text:span><text:span text:style-name="T107">complex</text:span><text:span text:style-name="T108">idade a uma simples fragmentação. A formulação </text:span><text:span text:style-name="T57">do paradigma da simplificação</text:span><text:span text:style-name="T108"> permitiu </text:span><text:span text:style-name="T57">maiores </text:span><text:span text:style-name="T108">avanços científicos e reflexões filosóficas, porém ao custo da compreensão simplista </text:span><text:soft-page-break/><text:span text:style-name="T108">dos fenômenos humanos em sua microdimensão (individual) e macrodimensão (coletivo), induzindo a definição de políticas simplificadoras e maniqueístas.</text:span></text:p>
      <text:p text:style-name="P58">A necessidade da simplificação de sistemas complexas denota da dificuldade do ser humano em lidar com decisões com múltiplas variáveis. <text:span text:style-name="T110">Pierre </text:span><text:span text:style-name="T109">Levy discorre sobre essa dificuldade em uma comparação com o sistema computacional, onde o “armazenamento de curto prazo” é predominante no raciocínio humano. Segundo Levy </text:span><text:span text:style-name="T110">(1998, 94)</text:span><text:span text:style-name="T109">:</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59"><text:span text:style-name="T109">A divisão das partes do todo complexo é </text:span><text:span text:style-name="T110">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58">métodos</text:span><text:span text:style-name="T110"> mais sofisticadas para descrever situações, ações e consequências. Levy (1998, </text:span><text:span text:style-name="T111">94 e 95</text:span><text:span text:style-name="T110">) interpreta esses métodos atuais como tecnologias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P61"><text:span text:style-name="T111">A lógica para a resolução de problemas complexos é diferente a partir do momento em que os fatores para serem levados em consideração estão em excesso para o raciocínio humano, este que </text:span><text:span text:style-name="T59">realiza</text:span><text:span text:style-name="T111"> cálculos a partir de soluções mais </text:span><text:span text:style-name="T8">perceptíveis, uma vez que a lógica convencional não <text:s/>é capaz de expandir a cognição ao nível de compreensão necessário. </text:span><text:span text:style-name="T9">Partindo desse princípio, Levy <text:s/>descreve a </text:span><text:span text:style-name="T10">teoria conexionista</text:span><text:span text:style-name="T9"> para a solução desse problema, onde </text:span><text:span text:style-name="T60">o</text:span><text:span text:style-name="T9"> sistema cognitivo é uma rede composta </text:span><text:span text:style-name="T60">por pequenas</text:span><text:span text:style-name="T9"> unidades que assuem diversos estados de excitação, sendo que o paradigma da cognição não é o raciocínio, mas sim a percepção. Segundo Levy (1998, 95):</text:span></text:p>
      <text:p text:style-name="Quotations"><text:soft-page-break/>“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112">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0"><text:span text:style-name="T8"/></text:p>
      <text:h text:style-name="Heading_20_2" text:outline-level="2"><text:bookmark-start text:name="__RefHeading___Toc6521_975677452"/>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69">o</text:span><text:bookmark-end text:name="__RefHeading___Toc6525_975677452"/></text:h>
      <text:h text:style-name="P44"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44"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4"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61">Ciências &amp;amp; Cognição</text:span>, v. 9, p. 56–63, nov. 2006. </text:p>
        <text:p text:style-name="Bibliography_20_1">BALADEZ, F. O passado, o presente e o futuro dos simuladores. <text:span text:style-name="T61">FaSCi-Tech</text:span>, v. 1, n. 1, p. 29–40, 19 ago. 2016. </text:p>
        <text:p text:style-name="Bibliography_20_1">DORNBUSCH, R.; FISCHER, S.; STARTZ, R. <text:span text:style-name="T61">Macroeconomia</text:span>. 11. ed. Porto Alegre: AMGH Editora Ltda, 2013. </text:p>
        <text:p text:style-name="Bibliography_20_1">ÉPOCA NEGÓCIOS. <text:span text:style-name="T61">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61">Ciências da Cognição</text:span>. [s.l.] Insular, 2001. </text:p>
        <text:p text:style-name="Bibliography_20_1">FILHO, A. P.; SCARPELINI, S. SIMULAÇÃO: DEFINIÇÃO. <text:span text:style-name="T61">Medicina (Ribeirão Preto)</text:span>, v. 40, n. 2, p. 162–166, 30 jun. 2007. </text:p>
        <text:p text:style-name="Bibliography_20_1">FILHO, P. A. M.; PESSÔA, M. S. DE P. <text:span text:style-name="T61">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61">Gestão Pública | FDC | Fundação Dom Cabral</text:span>. Disponível em: &lt;https://www.fdc.org.br/gestao-publica&gt;. Acesso em: 9 jun. 2020. </text:p>
        <text:p text:style-name="Bibliography_20_1">GOLDSCHMIDT, P. C. Simulação e jogo de empresas. <text:span text:style-name="T61">Revista de Administração de Empresas</text:span>, v. 17, n. 3, p. 43–46, jun. 1977. </text:p>
        <text:p text:style-name="Bibliography_20_1">LEVY, P. <text:span text:style-name="T61">As tecnologias da inteligência: o futuro do pensamento na era informática</text:span>. 13. ed. [s.l.] Editora 34, 2004. </text:p>
        <text:p text:style-name="Bibliography_20_1">LIRA, M. C. O ensino da Contabilidade em Portugal no século XVIII:a Aula do Comércio. <text:span text:style-name="T61">Revista de Educação e Pesquisa em Contabilidade (REPeC)</text:span>, v. 5, n. 1, p. 50–72, 27 abr. 2011. </text:p>
        <text:p text:style-name="Bibliography_20_1">MAJER, C. A.; DUDUCHI, M. Uso de simuladores de jogos empresariais na educação corporativa e acadêmica. <text:span text:style-name="T61">Uso de simuladores de jogos empresariais na educação corporativa e acadêmica.</text:span>, WORKSHOP DE PÓS-GRADUAÇÃO E PESQUISA DO CENTRO PAULA SOUZA. n. 10, p. 32–39, 6 out. 2015. </text:p>
        <text:p text:style-name="Bibliography_20_1">MENDES, M. A.; FRANCISCO, A. P. F. <text:span text:style-name="T61">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61">Uso de simulações em disciplinas básicas de Mecânica em um curso de Licenciatura em </text:span><text:soft-page-break/><text:span text:style-name="T61">Física</text:span>Instituto de Física – Universidade de São Paulo, , 2004. Disponível em: &lt;http://www.dfn.if.usp.br/pesq/gef/trabalhosEPEF/Roberta.pdf&gt;. Acesso em: 11 jun. 2020</text:p>
        <text:p text:style-name="Bibliography_20_1">MOURA, M. C. M. <text:span text:style-name="T61">Uma proposta do uso de simulação e/ou simuladores e do lúdico, na construção do conhecimento teórico-prático dos educandos, no Curso Técnico em Agropecuária</text:span>. Paraná: Secretaria de Estado da Educação, 2014. v. 2</text:p>
        <text:p text:style-name="Bibliography_20_1">RODRIGUES, L. L.; GOMES, D.; CRAIG, R. Aula do Comércio: Primeiro estabelecimento de ensino técnico profissional oficialmente criado no Mundo? <text:span text:style-name="T61">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61">Journal of Health Informatics</text:span>, v. 4, n. 0, 18 dez. 2012. </text:p>
        <text:p text:style-name="Bibliography_20_1">SAUAIA, A. C. A. <text:span text:style-name="T61">Laboratório de gestão: Simulador organizacional, jogo de empresas e pesquisa aplicada</text:span>. 3. ed. [s.l.] Editora Manole, 2010. </text:p>
        <text:p text:style-name="Bibliography_20_1">SCHITCOSKI, R. <text:span text:style-name="T61">Uma arquitetura modular para sistemas de treinamento militar em operações táticas</text:span>. Dissertação de mestrado—Rio de Janeiro: Instituto Militar de Engenharia, 2009.</text:p>
        <text:p text:style-name="Bibliography_20_1">SUTTO, G. <text:span text:style-name="T61">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61">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61">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61">Educação Gerencial para Atuação em Ambientes de Negócios Sustentáveis: Desafios e Tendências de uma Escola de Negócios Brasileira</text:span>, v. 14, n. 4, p. 45–75, ago. 2013. </text:p>
        <text:p text:style-name="Bibliography_20_1">VIRTUOUS TECNOLOGIA DA INFORMAÇÃO. <text:span text:style-name="T61">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Italic"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2"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2"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21T23:46:34.482798409</dc:date>
    <meta:editing-duration>PT2H53M24S</meta:editing-duration>
    <meta:editing-cycles>23</meta:editing-cycles>
    <meta:generator>LibreOffice/6.4.4.2$Linux_X86_64 LibreOffice_project/706abf8817d63c225da2eaeb9c9523a7d4d3595c</meta:generator>
    <meta:document-statistic meta:table-count="0" meta:image-count="0" meta:object-count="0" meta:page-count="28" meta:paragraph-count="238" meta:word-count="6861" meta:character-count="45471" meta:non-whitespace-character-count="38742"/>
    <meta:user-defined meta:name="ZOTERO_PREF_1">&lt;data data-version="3" zotero-version="5.0.87"&gt;&lt;session id="9uCcPFLp"/&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